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1" svg:font-family="'Noto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62dcd" officeooo:paragraph-rsid="00162dcd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62dcd" officeooo:paragraph-rsid="00162dcd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62dcd" officeooo:paragraph-rsid="00162dc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62dcd" officeooo:paragraph-rsid="00162dcd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San Francisco de Quito</text:p>
      <text:p text:style-name="P1"/>
      <text:p text:style-name="P2">Alejandra Ospina (00212243)</text:p>
      <text:p text:style-name="P2">Machine Learning</text:p>
      <text:p text:style-name="P2">2023-04-19</text:p>
      <text:p text:style-name="P2"/>
      <text:p text:style-name="P3">Laboratorio PCA</text:p>
      <text:p text:style-name="P4">https://colab.research.google.com/drive/1OuLNdzeL9JsT79oVQusZIg_UYUBWkUuS?usp=sharing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1" svg:font-family="'Noto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EC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C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4-17T10:59:06.601318203</meta:creation-date>
    <dc:date>2023-04-17T11:04:28.276875744</dc:date>
    <meta:editing-duration>PT5M22S</meta:editing-duration>
    <meta:editing-cycles>1</meta:editing-cycles>
    <meta:document-statistic meta:table-count="0" meta:image-count="0" meta:object-count="0" meta:page-count="1" meta:paragraph-count="6" meta:word-count="14" meta:character-count="188" meta:non-whitespace-character-count="179"/>
    <meta:generator>LibreOffice/7.0.4.2$Linux_X86_64 LibreOffice_project/00$Build-2</meta:generator>
  </office:meta>
</office:document-meta>
</file>